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022bb"/>
    </style:style>
    <style:style style:name="P2" style:family="paragraph" style:parent-style-name="Standard">
      <style:text-properties officeooo:rsid="000e7070" officeooo:paragraph-rsid="000e7070"/>
    </style:style>
    <style:style style:name="P3" style:family="paragraph" style:parent-style-name="Standard">
      <style:text-properties officeooo:rsid="001022bb" officeooo:paragraph-rsid="001022bb"/>
    </style:style>
    <style:style style:name="P4" style:family="paragraph" style:parent-style-name="Standard">
      <style:text-properties officeooo:rsid="00121066" officeooo:paragraph-rsid="00121066"/>
    </style:style>
    <style:style style:name="P5" style:family="paragraph" style:parent-style-name="Standard">
      <style:text-properties officeooo:rsid="0013acaf" officeooo:paragraph-rsid="001022bb"/>
    </style:style>
    <style:style style:name="T1" style:family="text">
      <style:text-properties officeooo:rsid="001022bb"/>
    </style:style>
    <style:style style:name="T2" style:family="text">
      <style:text-properties officeooo:rsid="00121066"/>
    </style:style>
    <style:style style:name="T3" style:family="text">
      <style:text-properties officeooo:rsid="0013acaf"/>
    </style:style>
    <style:style style:name="T4" style:family="text">
      <style:text-properties officeooo:rsid="001400bb"/>
    </style:style>
    <style:style style:name="T5" style:family="text">
      <style:text-properties officeooo:rsid="00121066" fo:background-color="#ff0000"/>
    </style:style>
    <style:style style:name="T6" style:family="text">
      <style:text-properties officeooo:rsid="0013acaf" fo:background-color="#ff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erbraucherschutz</text:p>
      <text:p text:style-name="P2"/>
      <text:p text:style-name="P2">Gesetzliche Warenkennzeichnung</text:p>
      <text:p text:style-name="P2"/>
      <text:p text:style-name="P2"/>
      <text:p text:style-name="P2">Bedeutung:<text:tab/>- Information</text:p>
      <text:p text:style-name="P2"><text:tab/><text:tab/>- ermöglicht Leistungsbewertung</text:p>
      <text:p text:style-name="P2"><text:tab/><text:tab/>- Schutz vor gesundheitlicher Gefährdung</text:p>
      <text:p text:style-name="P2"/>
      <text:p text:style-name="P2"/>
      <text:p text:style-name="P2"/>
      <text:p text:style-name="P3">Lebensmittelkennzeichnung:</text:p>
      <text:p text:style-name="P3"/>
      <text:p text:style-name="P3"/>
      <text:p text:style-name="P3"><text:tab/>- Anschrift Hersteller oder Anbieter</text:p>
      <text:p text:style-name="P3"><text:tab/>- Inhalt</text:p>
      <text:p text:style-name="P3"><text:tab/>- Menge</text:p>
      <text:p text:style-name="P3"><text:tab/>- Zutaten</text:p>
      <text:p text:style-name="P3"><text:tab/>- Haltbarkeitsdatum</text:p>
      <text:p text:style-name="P3"/>
      <text:p text:style-name="P3"/>
      <text:p text:style-name="P3">Freiwillige Warenkennzeichnung:</text:p>
      <text:p text:style-name="P3"/>
      <text:p text:style-name="P3"><text:tab/>- Gütezeichen</text:p>
      <text:p text:style-name="P3"><text:tab/>- Prüf- und Sicherheitszeichen</text:p>
      <text:p text:style-name="P3"><text:tab/>- Umweltzeichen</text:p>
      <text:p text:style-name="P3"/>
      <text:p text:style-name="P3"/>
      <text:p text:style-name="P3"/>
      <text:p text:style-name="P4">Wettbewerbsregeln</text:p>
      <text:p text:style-name="P4"/>
      <text:p text:style-name="P4">- Gesetz gegen den unlauteren Wettbewerb (UWG)</text:p>
      <text:p text:style-name="P4"><text:s text:c="2"/>(Verbot von irreführenden Angaben, Anschwärzen, fremde Namen usw.)</text:p>
      <text:p text:style-name="P4">- Gesetz gegen Wettbewerbsbeschränkungen (Kartellgesetz)</text:p>
      <text:p text:style-name="P4">- Preisangab<text:span text:style-name="T4">e</text:span>nverordnung</text:p>
      <text:p text:style-name="P4"><text:tab/>- Auszeichnungspflicht</text:p>
      <text:p text:style-name="P4"><text:tab/>- inklusive MwSt.</text:p>
      <text:p text:style-name="P1"><text:span text:style-name="T1"><text:tab/></text:span><text:span text:style-name="T2">- eindeutig</text:span></text:p>
      <text:p text:style-name="P3"/>
      <text:p text:style-name="P4">Schutz von Verbraucherrechten:</text:p>
      <text:p text:style-name="P3"/>
      <text:p text:style-name="P1"><text:span text:style-name="T1"><text:s/></text:span><text:span text:style-name="T2">- Bürgerliches Gesetzbuch (BGB)</text:span></text:p>
      <text:p text:style-name="P4">- Gesetz über die Allgemeinen Geschäftsbedingungen (AGB-Gesetz)</text:p>
      <text:p text:style-name="P4">- Verbraucherkreditgesetz</text:p>
      <text:p text:style-name="P4">- Gesetz über den Widerruf von Haustürgeschäften</text:p>
      <text:p text:style-name="P4">- Fernabsatzgesetz</text:p>
      <text:p text:style-name="P4">- Produk<text:span text:style-name="T4">t</text:span>haftungsgesetz</text:p>
      <text:p text:style-name="P3"/>
      <text:p text:style-name="P3"/>
      <text:p text:style-name="P4"/>
      <text:p text:style-name="P4"/>
      <text:p text:style-name="P4"/>
      <text:p text:style-name="P4"><text:soft-page-break/>Beratung und Informationen</text:p>
      <text:p text:style-name="P4"><text:s/><text:tab/><text:tab/>→ Inhalt bestimmt mögliche Quellen</text:p>
      <text:p text:style-name="P4"/>
      <text:p text:style-name="P4"/>
      <text:p text:style-name="P3"/>
      <text:p text:style-name="P4">Möglichkeiten:<text:tab/>- Verbraucherzentrum</text:p>
      <text:p text:style-name="P4"><text:tab/><text:tab/><text:tab/>- Stiftung Warentest</text:p>
      <text:p text:style-name="P4"><text:tab/><text:tab/><text:tab/>- Gesetze</text:p>
      <text:p text:style-name="P4"><text:tab/><text:tab/><text:tab/>- Medien</text:p>
      <text:p text:style-name="P4"><text:tab/><text:tab/><text:tab/>- Internet</text:p>
      <text:p text:style-name="P4">- u.a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Arbeit:<text:tab/><text:tab/>- Rechtsgeschäftsfähigkeit (natürliche, juristische Person)</text:p>
      <text:p text:style-name="P1"><text:span text:style-name="T1"><text:tab/><text:tab/></text:span><text:span text:style-name="T2">- Willenserklärungen </text:span></text:p>
      <text:p text:style-name="P1"><text:span text:style-name="T1"><text:tab/><text:tab/></text:span><text:span text:style-name="T5">- Rechtsgeschäfte (Unterteilungen mit Beispielen, Formen z.B. Beurkundung)</text:span></text:p>
      <text:p text:style-name="P1"><text:span text:style-name="T1"><text:tab/><text:tab/></text:span><text:span text:style-name="T2">- Anfechtbare, nichtige Rechtsgeschäfte (Voraussetzungen zur Anfechtung)</text:span></text:p>
      <text:p text:style-name="P1"><text:span text:style-name="T1"><text:tab/><text:tab/></text:span><text:span text:style-name="T5">- Kaufvertrag (Inhalt, Sonderformen, Teilzahlungskaufvertrag</text:span></text:p>
      <text:p text:style-name="P1"><text:span text:style-name="T1"><text:tab/><text:tab/></text:span><text:span text:style-name="T2">- Kaufvertragsstörungen (Rechte, Konsequenzen)</text:span></text:p>
      <text:p text:style-name="P1"><text:span text:style-name="T1"><text:tab/><text:tab/></text:span><text:span text:style-name="T5">- </text:span><text:span text:style-name="T6">Verbraucherschutz etc.</text:span></text:p>
      <text:p text:style-name="P1"><text:span text:style-name="T1"><text:tab/><text:tab/></text:span><text:span text:style-name="T3">- Verjährung</text:span></text:p>
      <text:p text:style-name="P5"><text:tab/><text:tab/>-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3T09:25:30.43</meta:creation-date>
    <dc:date>2013-01-29T21:41:32.37</dc:date>
    <meta:editing-duration>PT13M35S</meta:editing-duration>
    <meta:editing-cycles>2</meta:editing-cycles>
    <meta:generator>LibreOffice/3.6$Windows_x86 LibreOffice_project/2ef5aff-a6fb0ff-166bdff-cf087ad-0f1389</meta:generator>
    <meta:document-statistic meta:table-count="0" meta:image-count="0" meta:object-count="0" meta:page-count="2" meta:paragraph-count="47" meta:word-count="155" meta:character-count="1408" meta:non-whitespace-character-count="1248"/>
  </office:meta>
</office:document-meta>
</file>